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Mangal2" svg:font-family="Mangal"/>
    <style:font-face style:name="Microsoft YaHei2" svg:font-family="'Microsoft YaHei'"/>
    <style:font-face style:name="Calibri3" svg:font-family="Calibri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stroke-linejoin="miter" draw:fill="solid" draw:fill-color="#dce6f2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stroke-linejoin="miter" draw:fill="solid" draw:fill-color="#f2dcdb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tru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true" fo:min-height="1.39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horizontal-align="left" draw:textarea-vertical-align="bottom" draw:auto-grow-height="true" fo:padding-top="0.125cm" fo:padding-bottom="0.125cm" fo:padding-left="0.25cm" fo:padding-right="0.25cm" fo:wrap-option="no-wrap"/>
      <style:paragraph-properties style:writing-mode="tb-rl"/>
    </style:style>
    <style:style style:name="gr19" style:family="graphic" style:parent-style-name="standard">
      <style:graphic-properties draw:stroke="solid" svg:stroke-width="0.071cm" svg:stroke-color="#3a5f8b" draw:stroke-linejoin="miter" draw:fill="solid" draw:fill-color="#f2dcdb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3a5f8b" draw:stroke-linejoin="miter" draw:fill="solid" draw:fill-color="#dce6f2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3a5f8b" draw:stroke-linejoin="miter" draw:fill="solid" draw:fill-color="#b7dee8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71cm" svg:stroke-color="#3a5f8b" draw:stroke-linejoin="miter" draw:fill="solid" draw:fill-color="#fdeada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svg:stroke-width="0cm" draw:fill="none" draw:textarea-horizontal-align="center" draw:textarea-vertical-align="top" draw:auto-grow-height="true" fo:padding-top="0.127cm" fo:padding-bottom="0.127cm" fo:padding-left="0.254cm" fo:padding-right="0.254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horizontal-align="center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/>
      <style:text-properties fo:hyphenate="false"/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hanging"/>
    </style:style>
    <style:style style:name="P5" style:family="paragraph">
      <style:paragraph-properties fo:margin-left="0cm" fo:margin-right="0cm" fo:margin-top="0.226cm" fo:margin-bottom="0.499cm" fo:line-height="100%" fo:text-align="start" fo:text-indent="0cm" style:punctuation-wrap="hanging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tb-rl"/>
      <style:text-properties fo:font-size="18pt" fo:hyphenate="false"/>
    </style:style>
    <style:style style:name="P12" style:family="paragraph">
      <style:paragraph-properties style:writing-mode="tb-rl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T1" style:family="text">
      <style:text-properties fo:color="#000000" style:text-line-through-style="none" style:text-line-through-type="none" style:font-name="Calibri3" fo:font-size="44pt" fo:letter-spacing="normal" fo:font-style="normal" style:text-underline-style="none" fo:font-weight="normal" style:font-name-asian="Microsoft YaHei2" style:font-size-asian="44pt" style:font-style-asian="normal" style:font-weight-asian="normal" style:font-name-complex="Mangal2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3" fo:font-size="32pt" fo:letter-spacing="normal" fo:font-style="normal" style:text-underline-style="none" fo:font-weight="normal" style:font-name-asian="Microsoft YaHei2" style:font-size-asian="32pt" style:font-style-asian="normal" style:font-weight-asian="normal" style:font-name-complex="Mangal2" style:font-size-complex="3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3" fo:font-size="28pt" fo:letter-spacing="normal" fo:font-style="normal" style:text-underline-style="none" fo:font-weight="normal" style:font-name-asian="Microsoft YaHei2" style:font-size-asian="28pt" style:font-style-asian="normal" style:font-weight-asian="normal" style:font-name-complex="Mangal2" style:font-size-complex="28pt" style:font-style-complex="normal" style:font-weight-complex="normal"/>
    </style:style>
    <style:style style:name="T5" style:family="text">
      <style:text-properties fo:color="#006699" style:text-line-through-style="none" style:text-line-through-type="none" style:font-name="Calibri3" fo:font-size="24pt" fo:letter-spacing="normal" fo:font-style="italic" style:text-underline-style="none" fo:font-weight="normal" style:font-name-asian="Microsoft YaHei2" style:font-size-asian="24pt" style:font-style-asian="italic" style:font-weight-asian="normal" style:font-name-complex="Mangal2" style:font-size-complex="24pt" style:font-style-complex="italic" style:font-weight-complex="normal"/>
    </style:style>
    <style:style style:name="T6" style:family="text">
      <style:text-properties fo:color="#006699" style:text-line-through-style="none" style:text-line-through-type="none" style:font-name="Calibri3" fo:font-size="24pt" fo:letter-spacing="normal" fo:font-style="normal" style:text-underline-style="none" fo:font-weight="normal" style:font-name-asian="Microsoft YaHei2" style:font-size-asian="24pt" style:font-style-asian="normal" style:font-weight-asian="normal" style:font-name-complex="Mangal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alibri3" fo:font-size="10pt" fo:letter-spacing="normal" fo:font-style="normal" style:text-underline-style="none" fo:font-weight="normal" style:font-name-asian="Microsoft YaHei2" style:font-size-asian="10pt" style:font-style-asian="normal" style:font-weight-asian="normal" style:font-name-complex="Mangal2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3" fo:font-size="6pt" fo:letter-spacing="normal" fo:font-style="normal" style:text-underline-style="none" fo:font-weight="normal" style:font-name-asian="Microsoft YaHei2" style:font-size-asian="6pt" style:font-style-asian="normal" style:font-weight-asian="normal" style:font-name-complex="Mangal2" style:font-size-complex="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3" fo:font-size="10.5pt" fo:letter-spacing="normal" fo:font-style="normal" style:text-underline-style="none" fo:font-weight="bold" style:font-name-asian="Microsoft YaHei2" style:font-size-asian="10.5pt" style:font-style-asian="normal" style:font-weight-asian="bold" style:font-name-complex="Mangal2" style:font-size-complex="10.5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libri3" fo:font-size="20pt" fo:letter-spacing="normal" fo:font-style="normal" style:text-underline-style="none" fo:font-weight="bold" style:font-name-asian="Microsoft YaHei2" style:font-size-asian="20pt" style:font-style-asian="normal" style:font-weight-asian="bold" style:font-name-complex="Mangal2" style:font-size-complex="20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Calibri3" fo:font-size="18pt" fo:letter-spacing="normal" fo:font-style="normal" style:text-underline-style="none" fo:font-weight="bold" style:font-name-asian="Microsoft YaHei2" style:font-size-asian="18pt" style:font-style-asian="normal" style:font-weight-asian="bold" style:font-name-complex="Mangal2" style:font-size-complex="18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Calibri3" fo:font-size="11pt" fo:letter-spacing="normal" fo:font-style="normal" style:text-underline-style="none" fo:font-weight="normal" style:font-name-asian="Microsoft YaHei2" style:font-size-asian="11pt" style:font-style-asian="normal" style:font-weight-asian="normal" style:font-name-complex="Mangal2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3" fo:font-size="18pt" fo:letter-spacing="normal" fo:font-style="normal" style:text-underline-style="none" fo:font-weight="normal" style:font-name-asian="Microsoft YaHei2" style:font-size-asian="18pt" style:font-style-asian="normal" style:font-weight-asian="normal" style:font-name-complex="Mangal2" style:font-size-complex="18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XRTB Bidding System" draw:style-name="dp1" draw:master-page-name="Default" presentation:presentation-page-layout-name="AL1T0">
        <draw:frame draw:name="Title 1" presentation:style-name="pr1" draw:text-style-name="P2" draw:layer="layout" svg:width="21.588cm" svg:height="4.081cm" svg:x="1.905cm" svg:y="5.918cm" presentation:class="title" presentation:user-transformed="true">
          <draw:text-box>
            <text:p text:style-name="P1"><text:span text:style-name="T1">RTB4FREE Bidding System</text:span></text:p>
          </draw:text-box>
        </draw:frame>
        <draw:frame draw:name="Subtitle 2" presentation:style-name="pr2" draw:text-style-name="P2" draw:layer="layout" svg:width="21.401cm" svg:height="4.866cm" svg:x="1.999cm" svg:y="10.925cm" presentation:class="subtitle" presentation:user-transformed="true">
          <draw:text-box>
            <text:p text:style-name="P1"><text:span text:style-name="T1">Ben Faul</text:span></text:p>
          </draw:text-box>
        </draw:frame>
        <presentation:notes draw:style-name="dp2"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2" draw:layer="layout" svg:width="13.969cm" svg:height="10.476cm" svg:x="3.81cm" svg:y="2.121cm" draw:page-number="1" presentation:class="page"/>
          <draw:frame draw:name="Notes Placeholder 2" presentation:style-name="pr3" draw:text-style-name="P2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EXXSYS" draw:style-name="dp1" draw:master-page-name="Default_20_1">
        <draw:frame draw:name="Title 1" presentation:style-name="pr4" draw:text-style-name="P2" draw:layer="layout" svg:width="22.858cm" svg:height="2.284cm" svg:x="1.27cm" svg:y="0.763cm" presentation:class="title" presentation:user-transformed="true">
          <draw:text-box>
            <text:p text:style-name="P1"><text:span text:style-name="T1">RTB4FREE</text:span></text:p>
          </draw:text-box>
        </draw:frame>
        <draw:frame draw:name="Content Placeholder 2" presentation:style-name="pr5" draw:text-style-name="P2" draw:layer="layout" svg:width="22.858cm" svg:height="16.043cm" svg:x="1.27cm" svg:y="2.498cm" presentation:class="outline" presentation:user-transformed="true">
          <draw:text-box>
            <text:list text:style-name="L3">
              <text:list-header>
                <text:p text:style-name="P4"><text:span text:style-name="T3">The bidding part of a demand side publishing system. It is not a full service RTB system.</text:span></text:p>
              </text:list-header>
            </text:list>
            <text:list text:style-name="L4">
              <text:list-item>
                <text:list>
                  <text:list-item>
                    <text:p text:style-name="P4"><text:span text:style-name="T3">User provides own database capability using <text:s/>XRTB Pub/Sub channels.</text:span></text:p>
                  </text:list-item>
                  <text:list-item>
                    <text:p text:style-name="P4"><text:span text:style-name="T3">Bidder does not write bid information to a database.</text:span></text:p>
                  </text:list-item>
                  <text:list-item>
                    <text:p text:style-name="P4"><text:span text:style-name="T3">Bid context is stored in memory and transmitted via pub/sub.</text:span></text:p>
                  </text:list-item>
                </text:list>
              </text:list-item>
            </text:list>
            <text:p text:style-name="P5"><text:span text:style-name="T4"/></text:p>
          </draw:text-box>
        </draw:frame>
        <presentation:notes draw:style-name="dp2"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2" draw:layer="layout" svg:width="13.969cm" svg:height="10.476cm" svg:x="3.81cm" svg:y="2.121cm" draw:page-number="2" presentation:class="page"/>
          <draw:frame draw:name="Notes Placeholder 2" presentation:style-name="pr6" draw:text-style-name="P2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Slide3" draw:style-name="dp1" draw:master-page-name="Default_20_2">
        <draw:custom-shape draw:name="Rectangle 178" draw:style-name="gr3" draw:text-style-name="P2" draw:layer="layout" svg:width="9.946cm" svg:height="5.713cm" svg:x="5.927cm" svg:y="11.43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177" draw:style-name="gr4" draw:text-style-name="P2" draw:layer="layout" svg:width="9.946cm" svg:height="7.618cm" svg:x="5.927cm" svg:y="3.487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 Box 1" draw:style-name="gr5" draw:text-style-name="P2" draw:layer="layout" svg:width="23.916cm" svg:height="1.184cm" svg:x="0.847cm" svg:y="1.482cm">
          <text:p text:style-name="P6"><text:span text:style-name="T5">RTB4FREE</text:span><text:span text:style-name="T6"> Architecture – High Level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326cm" svg:height="1.268cm" svg:x="0.635cm" svg:y="4.233cm">
          <text:p text:style-name="P7"><text:span text:style-name="T7">Exchange</text:span></text:p>
          <text:p text:style-name="P7"><text:span text:style-name="T7"><text:s/></text:span><text:span text:style-name="T7">1</text:span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326cm" svg:height="1.268cm" svg:x="0.635cm" svg:y="5.715cm">
          <text:p text:style-name="P7"><text:span text:style-name="T7">Exchange</text:span></text:p>
          <text:p text:style-name="P7"><text:span text:style-name="T7"><text:s/></text:span><text:span text:style-name="T7">2</text:span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7" draw:text-style-name="P2" draw:layer="layout" svg:width="3.173cm" svg:height="2.915cm" svg:x="19.05cm" svg:y="14.605cm">
          <text:p text:style-name="P8"><text:span text:style-name="T9">Web Application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2.357cm" svg:height="1.945cm" svg:x="6.35cm" svg:y="6.138cm">
          <text:p text:style-name="P7"><text:span text:style-name="T10">RTB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1.209cm" svg:height="1.098cm" draw:transform="rotate (-1.5707963267949) translate (2.381cm 7.205cm)">
          <text:p text:style-name="P7"><text:span text:style-name="T10">…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2.961cm" svg:height="5.501cm" svg:x="6.138cm" svg:y="4.233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326cm" svg:height="1.056cm" svg:x="0.635cm" svg:y="8.678cm">
          <text:p text:style-name="P7"><text:span text:style-name="T7">Exchange</text:span></text:p>
          <text:p text:style-name="P7"><text:span text:style-name="T7">X</text:span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1" draw:text-style-name="P2" xml:id="id1" draw:id="id1" draw:layer="layout" svg:width="2.961cm" svg:height="1.903cm" svg:x="12.488cm" svg:y="7.832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538cm" svg:height="1.268cm" svg:x="19.473cm" svg:y="15.452cm">
          <text:p text:style-name="P7"><text:span text:style-name="T7">Control</text:span></text:p>
          <text:p text:style-name="P7"><text:span text:style-name="T7">Pages</text:span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2.555cm" svg:height="1.181cm" svg:x="9.525cm" svg:y="5.08cm">
          <text:p text:style-name="P7"><text:span text:style-name="T12">Bid Request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3.385cm" svg:height="0.716cm" svg:x="18.415cm" svg:y="4.233cm">
          <text:p text:style-name="P7"><text:span text:style-name="T12">win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3.173cm" svg:height="0.716cm" svg:x="18.627cm" svg:y="6.562cm">
          <text:p text:style-name="P7"><text:span text:style-name="T12">request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2.106cm" svg:height="0.716cm" svg:x="9.817cm" svg:y="3.81cm">
          <text:p text:style-name="P7"><text:span text:style-name="T12">Control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3.173cm" svg:height="0.845cm" svg:x="19.05cm" svg:y="13.335cm">
          <text:p text:style-name="P7"><text:span text:style-name="T7">API</text:span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1.679cm" svg:height="0.716cm" svg:x="13.081cm" svg:y="8.467cm">
          <text:p text:style-name="P7"><text:span text:style-name="T12">REDI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1.835cm" svg:height="13.756cm" svg:x="16.508cm" svg:y="3.387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9.1cm" svg:y1="4.655cm" svg:x2="16.51cm" svg:y2="4.655cm" svg:d="M9100 4655h7410" svg:viewBox="0 0 7411 1">
          <text:p/>
        </draw:connector>
        <draw:connector draw:name="Straight Arrow Connector 50" draw:style-name="gr13" draw:text-style-name="P9" draw:layer="layout" svg:x1="18.415cm" svg:y1="5.08cm" svg:x2="22.86cm" svg:y2="5.08cm" svg:d="M18415 5080h4445" svg:viewBox="0 0 4446 1">
          <text:p/>
        </draw:connector>
        <draw:custom-shape draw:name="Rectangle 67" draw:style-name="gr10" draw:text-style-name="P2" draw:layer="layout" svg:width="2.582cm" svg:height="1.48cm" svg:x="12.912cm" svg:y="5.292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2.115cm" svg:height="13.756cm" svg:x="22.86cm" svg:y="3.387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3" draw:text-style-name="P9" draw:layer="layout" svg:x1="13.97cm" svg:y1="6.773cm" svg:x2="13.97cm" svg:y2="7.83cm" svg:d="M13970 6773v1057" svg:viewBox="0 0 1 1058">
          <text:p/>
        </draw:connector>
        <draw:custom-shape draw:name="Rectangle 46" draw:style-name="gr14" draw:text-style-name="P10" draw:layer="layout" svg:width="2.581cm" svg:height="1.646cm" draw:transform="skewX (0.000523598775598299) rotate (0.000872664625997165) translate (12.912cm 5.292cm)">
          <text:p text:style-name="P7"><text:span text:style-name="T12">Campaign</text:span></text:p>
          <text:p text:style-name="P7"><text:span text:style-name="T12">Select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18.203cm" svg:y1="13.758cm" svg:x2="19.05cm" svg:y2="13.758cm" svg:d="M18203 13758h847" svg:viewBox="0 0 848 1">
          <text:p/>
        </draw:connector>
        <draw:custom-shape draw:name="Rectangle 46" draw:style-name="gr9" draw:text-style-name="P2" draw:layer="layout" svg:width="1.328cm" svg:height="0.716cm" svg:x="10.124cm" svg:y="6.35cm">
          <text:p text:style-name="P7"><text:span text:style-name="T12">Bid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3" draw:text-style-name="P9" draw:layer="layout" svg:x1="18.415cm" svg:y1="6.138cm" svg:x2="22.86cm" svg:y2="6.138cm" svg:d="M18415 6138h4445" svg:viewBox="0 0 4446 1">
          <text:p/>
        </draw:connector>
        <draw:custom-shape draw:name="Rectangle 46" draw:style-name="gr8" draw:text-style-name="P2" draw:layer="layout" svg:width="3.385cm" svg:height="0.716cm" svg:x="18.415cm" svg:y="5.292cm">
          <text:p text:style-name="P7"><text:span text:style-name="T12">bid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3" draw:text-style-name="P9" draw:layer="layout" svg:x1="18.415cm" svg:y1="7.408cm" svg:x2="22.86cm" svg:y2="7.408cm" svg:d="M18415 7408h4445" svg:viewBox="0 0 4446 1">
          <text:p/>
        </draw:connector>
        <draw:connector draw:name="Straight Arrow Connector 50" draw:style-name="gr13" draw:text-style-name="P9" draw:layer="layout" svg:x1="9.1cm" svg:y1="13.545cm" svg:x2="16.51cm" svg:y2="13.545cm" svg:d="M9100 13545h7410" svg:viewBox="0 0 7411 1">
          <text:p/>
        </draw:connector>
        <draw:connector draw:name="Straight Arrow Connector 50" draw:style-name="gr12" draw:text-style-name="P9" draw:layer="layout" svg:x1="22.225cm" svg:y1="13.758cm" svg:x2="22.86cm" svg:y2="13.758cm" svg:d="M22225 13758h635" svg:viewBox="0 0 636 1">
          <text:p/>
        </draw:connector>
        <draw:custom-shape draw:name="Rectangle 67" draw:style-name="gr10" draw:text-style-name="P2" draw:layer="layout" svg:width="2.961cm" svg:height="5.501cm" svg:x="6.138cm" svg:y="11.43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3.588cm" svg:height="0.716cm" svg:x="0.607cm" svg:y="13.123cm">
          <text:p text:style-name="P7"><text:span text:style-name="T12">Win Notification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Elbow Connector 114" draw:style-name="gr15" draw:text-style-name="P9" draw:layer="layout" svg:x1="12.488cm" svg:y1="8.783cm" svg:x2="9.085cm" svg:y2="12.246cm" draw:start-shape="id1" svg:d="M12488 8783h-1961v3463h-1442" svg:viewBox="0 0 3404 3464">
          <text:p/>
        </draw:connector>
        <draw:custom-shape draw:name="Rectangle 46" draw:style-name="gr8" draw:text-style-name="P2" draw:layer="layout" svg:width="2.75cm" svg:height="1.181cm" svg:x="9.948cm" svg:y="11.642cm">
          <text:p text:style-name="P7"><text:span text:style-name="T12">Bid Retrieval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3.385cm" svg:height="0.716cm" svg:x="9.737cm" svg:y="12.7cm">
          <text:p text:style-name="P7"><text:span text:style-name="T12">Win publisher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0.845cm" svg:y1="13.97cm" svg:x2="4.02cm" svg:y2="13.97cm" svg:d="M845 13970h3175" svg:viewBox="0 0 3176 1">
          <text:p/>
        </draw:connector>
        <draw:custom-shape draw:name="Rectangle 67" draw:style-name="gr10" draw:text-style-name="P2" draw:layer="layout" svg:width="1.268cm" svg:height="5.501cm" svg:x="4.022cm" svg:y="4.233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1.268cm" svg:height="5.501cm" svg:x="4.022cm" svg:y="11.43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2.963cm" svg:y1="4.867cm" svg:x2="4.02cm" svg:y2="4.867cm" svg:d="M2963 4867h1057" svg:viewBox="0 0 1058 1">
          <text:p/>
        </draw:connector>
        <draw:connector draw:name="Straight Arrow Connector 50" draw:style-name="gr12" draw:text-style-name="P9" draw:layer="layout" svg:x1="2.963cm" svg:y1="6.138cm" svg:x2="4.02cm" svg:y2="6.138cm" svg:d="M2963 6138h1057" svg:viewBox="0 0 1058 1">
          <text:p/>
        </draw:connector>
        <draw:connector draw:name="Straight Arrow Connector 50" draw:style-name="gr12" draw:text-style-name="P9" draw:layer="layout" svg:x1="2.963cm" svg:y1="9.1cm" svg:x2="4.02cm" svg:y2="9.1cm" svg:d="M2963 9100h1057" svg:viewBox="0 0 1058 1">
          <text:p/>
        </draw:connector>
        <draw:connector draw:name="Straight Arrow Connector 50" draw:style-name="gr12" draw:text-style-name="P9" draw:layer="layout" svg:x1="9.1cm" svg:y1="16.085cm" svg:x2="16.51cm" svg:y2="16.085cm" svg:d="M9100 16085h7410" svg:viewBox="0 0 7411 1">
          <text:p/>
        </draw:connector>
        <draw:custom-shape draw:name="Rectangle 46" draw:style-name="gr9" draw:text-style-name="P2" draw:layer="layout" svg:width="2.106cm" svg:height="0.716cm" svg:x="10.241cm" svg:y="15.24cm">
          <text:p text:style-name="P7"><text:span text:style-name="T12">Control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2.357cm" svg:height="1.945cm" svg:x="6.35cm" svg:y="13.123cm">
          <text:p text:style-name="P7"><text:span text:style-name="T10">RTBw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5.29cm" svg:y1="6.985cm" svg:x2="6.138cm" svg:y2="6.985cm" svg:d="M5290 6985h848" svg:viewBox="0 0 849 1">
          <text:p/>
        </draw:connector>
        <draw:connector draw:name="Straight Arrow Connector 50" draw:style-name="gr12" draw:text-style-name="P9" draw:layer="layout" svg:x1="5.29cm" svg:y1="13.97cm" svg:x2="6.138cm" svg:y2="13.97cm" svg:d="M5290 13970h848" svg:viewBox="0 0 849 1">
          <text:p/>
        </draw:connector>
        <draw:custom-shape draw:name="TextBox 171" draw:style-name="gr16" draw:text-style-name="P2" draw:layer="layout" svg:width="1.696cm" svg:height="1.013cm" svg:x="3.887cm" svg:y="5.292cm">
          <text:p text:style-name="P8"><text:span text:style-name="T13">EL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172" draw:style-name="gr16" draw:text-style-name="P2" draw:layer="layout" svg:width="1.696cm" svg:height="1.013cm" svg:x="3.887cm" svg:y="12.277cm">
          <text:p text:style-name="P8"><text:span text:style-name="T13">EL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173" draw:style-name="gr17" draw:text-style-name="P2" draw:layer="layout" svg:width="1.621cm" svg:height="5.585cm" svg:x="16.722cm" svg:y="7.408cm">
          <text:p text:style-name="P8"><text:span text:style-name="T13"><text:s text:c="2"/></text:span><text:span text:style-name="T13">P</text:span></text:p>
          <text:p text:style-name="P8"><text:span text:style-name="T13"><text:s text:c="2"/></text:span><text:span text:style-name="T13">U</text:span></text:p>
          <text:p text:style-name="P8"><text:span text:style-name="T13"><text:s text:c="2"/></text:span><text:span text:style-name="T13">B</text:span></text:p>
          <text:p text:style-name="P8"><text:span text:style-name="T13"><text:s text:c="2"/></text:span><text:span text:style-name="T13">/</text:span></text:p>
          <text:p text:style-name="P8"><text:span text:style-name="T13"><text:s text:c="2"/></text:span><text:span text:style-name="T13">S</text:span></text:p>
          <text:p text:style-name="P8"><text:span text:style-name="T13"><text:s text:c="2"/></text:span><text:span text:style-name="T13">U</text:span></text:p>
          <text:p text:style-name="P8"><text:span text:style-name="T13"><text:s text:c="2"/></text:span><text:span text:style-name="T13">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176" draw:style-name="gr18" draw:text-style-name="P12" draw:layer="layout" svg:width="1.263cm" svg:height="11.022cm" svg:x="23.283cm" svg:y="4.308cm">
          <text:p text:style-name="P11"><text:span text:style-name="T13">3rd Party Adaptors (Control &amp; DB)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180" draw:style-name="gr19" draw:text-style-name="P2" draw:layer="layout" svg:width="4.57cm" svg:height="1.056cm" svg:x="0.508cm" svg:y="17.568cm">
          <text:p text:style-name="P7"><text:span text:style-name="T13">Bid Domain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181" draw:style-name="gr20" draw:text-style-name="P2" draw:layer="layout" svg:width="4.487cm" svg:height="1.056cm" svg:x="5.927cm" svg:y="17.568cm">
          <text:p text:style-name="P7"><text:span text:style-name="T13">Win Domain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3" draw:text-style-name="P9" draw:layer="layout" svg:x1="18.415cm" svg:y1="8.661cm" svg:x2="22.86cm" svg:y2="8.661cm" svg:d="M18415 8661h4445" svg:viewBox="0 0 4446 1">
          <text:p/>
        </draw:connector>
        <draw:custom-shape draw:name="TextBox 61" draw:style-name="gr21" draw:text-style-name="P2" draw:layer="layout" svg:width="1.59cm" svg:height="0.72cm" svg:x="19.154cm" svg:y="7.671cm">
          <text:p text:style-name="P8"><text:span text:style-name="T14">clicks</text:span></text:p>
          <draw:enhanced-geometry svg:viewBox="0 0 21600 21600" draw:type="rectangle" draw:enhanced-path="M 0 0 L 21600 0 21600 21600 0 21600 0 0 Z N"/>
        </draw:custom-shape>
        <draw:connector draw:name="Straight Arrow Connector 65" draw:style-name="gr15" draw:text-style-name="P9" draw:layer="layout" svg:x1="9.101cm" svg:y1="5.926cm" svg:x2="12.911cm" svg:y2="5.882cm" svg:d="M9101 5926h1905v-44h1905" svg:viewBox="0 0 3811 45">
          <text:p/>
        </draw:connector>
        <draw:connector draw:name="Straight Arrow Connector 67" draw:style-name="gr15" draw:text-style-name="P9" draw:layer="layout" svg:x1="12.911cm" svg:y1="6.35cm" svg:x2="9.101cm" svg:y2="6.35cm" svg:d="M12911 6350h-3810" svg:viewBox="0 0 3811 1">
          <text:p/>
        </draw:connector>
        <draw:connector draw:name="Straight Arrow Connector 70" draw:style-name="gr15" draw:text-style-name="P9" draw:layer="layout" svg:x1="15.451cm" svg:y1="8.89cm" svg:x2="16.51cm" svg:y2="8.89cm" svg:d="M15451 8890h1059" svg:viewBox="0 0 1060 1">
          <text:p/>
        </draw:connector>
        <presentation:notes draw:style-name="dp2">
          <draw:custom-shape draw:name="Rectangle 9" draw:style-name="gr22" draw:text-style-name="P2" draw:layer="layout" svg:width="0.001cm" svg:height="0.001cm" svg:x="0cm" svg:y="0cm">
            <text:p text:style-name="P8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Text Box 1" draw:style-name="gr23" draw:text-style-name="P2" draw:layer="layout" svg:width="8.244cm" svg:height="1.259cm" svg:x="10.795cm" svg:y="24.13cm">
            <text:p text:style-name="P13"><text:span text:style-name="T2"><text:page-number>&lt;number&gt;</text:page-number></text:span></text:p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custom-shape draw:name="Text Box 2" draw:style-name="gr24" draw:text-style-name="P2" draw:layer="layout" svg:width="12.698cm" svg:height="9.523cm" svg:x="3.175cm" svg:y="1.905cm">
            <text:p/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frame draw:name="Rectangle 3" presentation:style-name="pr7" draw:text-style-name="P2" draw:layer="layout" svg:width="13.959cm" svg:height="11.419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Slide10" draw:style-name="dp1" draw:master-page-name="Default_20_1">
        <draw:custom-shape draw:name="Rectangle 125" draw:style-name="gr25" draw:text-style-name="P2" draw:layer="layout" svg:width="11.493cm" svg:height="11.005cm" svg:x="6.708cm" svg:y="3.941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 Box 1" draw:style-name="gr26" draw:text-style-name="P2" draw:layer="layout" svg:width="23.916cm" svg:height="1.184cm" svg:x="0.847cm" svg:y="1.27cm">
          <text:p text:style-name="P6"><text:span text:style-name="T5">XRTB</text:span><text:span text:style-name="T6"> Architecture – Campaign Processing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ounded Rectangle 120" draw:style-name="gr27" draw:text-style-name="P2" draw:layer="layout" svg:width="9.772cm" svg:height="7.53cm" svg:x="7.783cm" svg:y="5.43cm">
          <text:p/>
          <draw:enhanced-geometry draw:mirror-horizontal="false" draw:mirror-vertical="false" svg:viewBox="0 0 3517920 2710800" draw:type="non-primitive" draw:enhanced-path="M ?f49 ?f50 A 0 0 0 0 0 0 0 0 L ?f50 ?f63 A 0 0 0 0 0 0 0 0 L ?f64 ?f56 A 0 0 0 0 0 0 0 0 L ?f57 ?f49 A 0 0 0 0 0 0 0 0 Z N">
            <draw:equation draw:name="f0" draw:formula="10800000"/>
            <draw:equation draw:name="f1" draw:formula="5400000"/>
            <draw:equation draw:name="f2" draw:formula="1620000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3600"/>
            <draw:equation draw:name="f11" draw:formula="abs(?f3 )"/>
            <draw:equation draw:name="f12" draw:formula="abs(?f4 )"/>
            <draw:equation draw:name="f13" draw:formula="abs(?f6 )"/>
            <draw:equation draw:name="f14" draw:formula="?f8 *1/180"/>
            <draw:equation draw:name="f15" draw:formula="0+0-?f1 "/>
            <draw:equation draw:name="f16" draw:formula="?f7 +?f10 -0"/>
            <draw:equation draw:name="f17" draw:formula=""/>
            <draw:equation draw:name="f18" draw:formula=""/>
            <draw:equation draw:name="f19" draw:formula=""/>
            <draw:equation draw:name="f20" draw:formula="?f9 *?f14 /1"/>
            <draw:equation draw:name="f21" draw:formula="?f7 +0-?f16 "/>
            <draw:equation draw:name="f22" draw:formula="?f16 +0-?f7 "/>
            <draw:equation draw:name="f23" draw:formula="?f17 *1/21600"/>
            <draw:equation draw:name="f24" draw:formula="?f18 *1/21600"/>
            <draw:equation draw:name="f25" draw:formula="21600*?f17 /1"/>
            <draw:equation draw:name="f26" draw:formula="21600*?f18 /1"/>
            <draw:equation draw:name="f27" draw:formula="0+0-?f20 "/>
            <draw:equation draw:name="f28" draw:formula="abs(?f21 )"/>
            <draw:equation draw:name="f29" draw:formula="abs(?f22 )"/>
            <draw:equation draw:name="f30" draw:formula=""/>
            <draw:equation draw:name="f31" draw:formula=""/>
            <draw:equation draw:name="f32" draw:formula=""/>
            <draw:equation draw:name="f33" draw:formula=""/>
            <draw:equation draw:name="f34" draw:formula=""/>
            <draw:equation draw:name="f35" draw:formula=""/>
            <draw:equation draw:name="f36" draw:formula=""/>
            <draw:equation draw:name="f37" draw:formula=""/>
            <draw:equation draw:name="f38" draw:formula="min(?f24 ,?f23 )"/>
            <draw:equation draw:name="f39" draw:formula="?f25 *1/?f19 "/>
            <draw:equation draw:name="f40" draw:formula="?f26 *1/?f19 "/>
            <draw:equation draw:name="f41" draw:formula="?f27 *?f0 /1"/>
            <draw:equation draw:name="f42" draw:formula=""/>
            <draw:equation draw:name="f43" draw:formula=""/>
            <draw:equation draw:name="f44" draw:formula=""/>
            <draw:equation draw:name="f45" draw:formula="?f39 "/>
            <draw:equation draw:name="f46" draw:formula="?f40 "/>
            <draw:equation draw:name="f47" draw:formula="?f41 *1/?f8 "/>
            <draw:equation draw:name="f48" draw:formula=""/>
            <draw:equation draw:name="f49" draw:formula="?f16 *?f38 /1"/>
            <draw:equation draw:name="f50" draw:formula="?f7 *?f38 /1"/>
            <draw:equation draw:name="f51" draw:formula="?f28 *?f38 /1"/>
            <draw:equation draw:name="f52" draw:formula="?f29 *?f38 /1"/>
            <draw:equation draw:name="f53" draw:formula="?f46 +0-?f10 "/>
            <draw:equation draw:name="f54" draw:formula="?f45 +0-?f10 "/>
            <draw:equation draw:name="f55" draw:formula="?f47 +0-?f1 "/>
            <draw:equation draw:name="f56" draw:formula="?f46 *?f38 /1"/>
            <draw:equation draw:name="f57" draw:formula="?f45 *?f38 /1"/>
            <draw:equation draw:name="f58" draw:formula="?f46 +0-?f53 "/>
            <draw:equation draw:name="f59" draw:formula="?f45 +0-?f54 "/>
            <draw:equation draw:name="f60" draw:formula="?f53 +0-?f46 "/>
            <draw:equation draw:name="f61" draw:formula="?f54 +0-?f45 "/>
            <draw:equation draw:name="f62" draw:formula="?f55 +?f1 -0"/>
            <draw:equation draw:name="f63" draw:formula="?f53 *?f38 /1"/>
            <draw:equation draw:name="f64" draw:formula="?f54 *?f38 /1"/>
            <draw:equation draw:name="f65" draw:formula="abs(?f58 )"/>
            <draw:equation draw:name="f66" draw:formula=""/>
            <draw:equation draw:name="f67" draw:formula=""/>
            <draw:equation draw:name="f68" draw:formula=""/>
            <draw:equation draw:name="f69" draw:formula="abs(?f59 )"/>
            <draw:equation draw:name="f70" draw:formula="abs(?f60 )"/>
            <draw:equation draw:name="f71" draw:formula=""/>
            <draw:equation draw:name="f72" draw:formula=""/>
            <draw:equation draw:name="f73" draw:formula=""/>
            <draw:equation draw:name="f74" draw:formula=""/>
            <draw:equation draw:name="f75" draw:formula="abs(?f61 )"/>
            <draw:equation draw:name="f76" draw:formula=""/>
            <draw:equation draw:name="f77" draw:formula=""/>
            <draw:equation draw:name="f78" draw:formula=""/>
            <draw:equation draw:name="f79" draw:formula=""/>
            <draw:equation draw:name="f80" draw:formula="?f62 *?f8 /1"/>
            <draw:equation draw:name="f81" draw:formula=""/>
            <draw:equation draw:name="f82" draw:formula=""/>
            <draw:equation draw:name="f83" draw:formula=""/>
            <draw:equation draw:name="f84" draw:formula=""/>
            <draw:equation draw:name="f85" draw:formula=""/>
            <draw:equation draw:name="f86" draw:formula=""/>
            <draw:equation draw:name="f87" draw:formula=""/>
            <draw:equation draw:name="f88" draw:formula="?f80 *1/?f0 "/>
            <draw:equation draw:name="f89" draw:formula="?f65 *?f38 /1"/>
            <draw:equation draw:name="f90" draw:formula="?f69 *?f38 /1"/>
            <draw:equation draw:name="f91" draw:formula="?f70 *?f38 /1"/>
            <draw:equation draw:name="f92" draw:formula="?f75 *?f38 /1"/>
            <draw:equation draw:name="f93" draw:formula=""/>
            <draw:equation draw:name="f94" draw:formula=""/>
            <draw:equation draw:name="f95" draw:formula="0+0-?f88 "/>
            <draw:equation draw:name="f96" draw:formula="0+0-?f95 "/>
            <draw:equation draw:name="f97" draw:formula="?f96 *?f0 /1"/>
            <draw:equation draw:name="f98" draw:formula="?f97 *1/?f8 "/>
            <draw:equation draw:name="f99" draw:formula="?f98 +0-?f1 "/>
            <draw:equation draw:name="f100" draw:formula="1*cos(?f99 )"/>
            <draw:equation draw:name="f101" draw:formula="0+0-?f100 "/>
            <draw:equation draw:name="f102" draw:formula="0+0-?f101 "/>
            <draw:equation draw:name="f103" draw:formula="?f102 "/>
            <draw:equation draw:name="f104" draw:formula="0+0-?f103 "/>
            <draw:equation draw:name="f105" draw:formula="?f10 *?f104 /1"/>
            <draw:equation draw:name="f106" draw:formula="?f105 *3163/1"/>
            <draw:equation draw:name="f107" draw:formula="?f106 *1/7636"/>
            <draw:equation draw:name="f108" draw:formula="?f7 +?f107 -0"/>
            <draw:equation draw:name="f109" draw:formula="?f45 +0-?f107 "/>
            <draw:equation draw:name="f110" draw:formula="?f46 +0-?f107 "/>
            <draw:equation draw:name="f111" draw:formula="?f108 *?f38 /1"/>
            <draw:equation draw:name="f112" draw:formula="?f109 *?f38 /1"/>
            <draw:equation draw:name="f113" draw:formula="?f110 *?f38 /1"/>
            <draw:equation draw:name="f114" draw:formula="width/2"/>
            <draw:equation draw:name="f115" draw:formula="width"/>
            <draw:equation draw:name="f116" draw:formula="height/2"/>
            <draw:equation draw:name="f117" draw:formula="height"/>
          </draw:enhanced-geometry>
        </draw:custom-shape>
        <draw:custom-shape draw:name="Rectangle 67" draw:style-name="gr28" draw:text-style-name="P2" draw:layer="layout" svg:width="2.75cm" svg:height="14.18cm" svg:x="18.627cm" svg:y="2.752cm">
          <text:p text:style-name="P8"><text:span text:style-name="T11"><text:s text:c="3"/></text:span><text:span text:style-name="T11">REDI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1.903cm" svg:height="6.072cm" svg:x="9.191cm" svg:y="6.073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3.385cm" svg:height="2.245cm" svg:x="12.912cm" svg:y="6.22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8"><text:span text:style-name="T8"/></text:p>
          <text:list text:style-name="L6">
            <text:list-item>
              <text:p text:style-name="P8"><text:span text:style-name="T8">B</text:span></text:p>
            </text:list-item>
          </text:list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55" draw:style-name="gr9" draw:text-style-name="P2" draw:layer="layout" svg:width="3.135cm" svg:height="1.013cm" svg:x="13.119cm" svg:y="6.773cm">
          <text:p text:style-name="P7"><text:span text:style-name="T13">JS Script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8" draw:style-name="gr15" draw:text-style-name="P9" draw:layer="layout" svg:x1="16.391cm" svg:y1="6.985cm" svg:x2="18.72cm" svg:y2="6.985cm" svg:d="M16391 6985h2329" svg:viewBox="0 0 2330 1">
          <text:p/>
        </draw:connector>
        <draw:connector draw:name="Straight Arrow Connector 47" draw:style-name="gr29" draw:text-style-name="P9" draw:layer="layout" svg:x1="18.625cm" svg:y1="8.131cm" svg:x2="16.312cm" svg:y2="8.131cm" svg:d="M18625 8131h-2313" svg:viewBox="0 0 2314 1">
          <text:p/>
        </draw:connector>
        <draw:connector draw:name="Straight Arrow Connector 60" draw:style-name="gr29" draw:text-style-name="P9" draw:layer="layout" svg:x1="11.095cm" svg:y1="8.192cm" svg:x2="12.911cm" svg:y2="8.192cm" svg:d="M11095 8192h1816" svg:viewBox="0 0 1817 1">
          <text:p/>
        </draw:connector>
        <draw:connector draw:name="Elbow Connector 64" draw:style-name="gr29" draw:text-style-name="P9" draw:layer="layout" svg:x1="13.709cm" svg:y1="8.465cm" svg:x2="11.095cm" svg:y2="10.042cm" svg:d="M13709 8465h-1307v1577h-1307" svg:viewBox="0 0 2615 1578">
          <text:p/>
        </draw:connector>
        <draw:connector draw:name="Elbow Connector 72" draw:style-name="gr29" draw:text-style-name="P9" draw:layer="layout" svg:x1="15.142cm" svg:y1="8.465cm" svg:x2="11.095cm" svg:y2="11.895cm" svg:d="M15142 8465h-2023v3430h-2024" svg:viewBox="0 0 4048 3431">
          <text:p/>
        </draw:connector>
        <draw:custom-shape draw:name="TextBox 76" draw:style-name="gr30" draw:text-style-name="P2" draw:layer="layout" svg:width="0.126cm" svg:height="1.025cm" svg:x="8.937cm" svg:y="10.054cm">
          <text:p/>
          <draw:enhanced-geometry svg:viewBox="0 0 21600 21600" draw:type="rectangle" draw:enhanced-path="M 0 0 L 21600 0 21600 21600 0 21600 0 0 Z N"/>
        </draw:custom-shape>
        <draw:custom-shape draw:name="TextBox 77" draw:style-name="gr31" draw:text-style-name="P2" draw:layer="layout" svg:width="2.525cm" svg:height="1.185cm" svg:x="8.881cm" svg:y="6.675cm">
          <text:p text:style-name="P7"><text:span text:style-name="T14">Constraint</text:span></text:p>
          <text:p text:style-name="P7"><text:span text:style-name="T14">Checking</text:span></text:p>
          <draw:enhanced-geometry svg:viewBox="0 0 21600 21600" draw:type="rectangle" draw:enhanced-path="M 0 0 L 21600 0 21600 21600 0 21600 0 0 Z N"/>
        </draw:custom-shape>
        <draw:connector draw:name="Straight Arrow Connector 81" draw:style-name="gr29" draw:text-style-name="P9" draw:layer="layout" svg:x1="3.652cm" svg:y1="7.709cm" svg:x2="9.064cm" svg:y2="7.871cm" svg:d="M3652 7709h2706v162h2706" svg:viewBox="0 0 5413 163">
          <text:p/>
        </draw:connector>
        <draw:connector draw:name="Straight Arrow Connector 83" draw:style-name="gr29" draw:text-style-name="P9" draw:layer="layout" svg:x1="9.173cm" svg:y1="10.566cm" svg:x2="3.48cm" svg:y2="10.566cm" svg:d="M9173 10566h-5693" svg:viewBox="0 0 5694 1">
          <text:p/>
        </draw:connector>
        <draw:custom-shape draw:name="TextBox 85" draw:style-name="gr21" draw:text-style-name="P2" draw:layer="layout" svg:width="5.895cm" svg:height="1.017cm" svg:x="9.963cm" svg:y="4.207cm">
          <text:p text:style-name="P8"><text:span text:style-name="T15">Campaign Select</text:span></text:p>
          <draw:enhanced-geometry svg:viewBox="0 0 21600 21600" draw:type="rectangle" draw:enhanced-path="M 0 0 L 21600 0 21600 21600 0 21600 0 0 Z N"/>
        </draw:custom-shape>
        <draw:custom-shape draw:name="TextBox 86" draw:style-name="gr21" draw:text-style-name="P2" draw:layer="layout" svg:width="2.919cm" svg:height="1.017cm" svg:x="3.867cm" svg:y="6.773cm">
          <text:p text:style-name="P8"><text:span text:style-name="T15">request</text:span></text:p>
          <draw:enhanced-geometry svg:viewBox="0 0 21600 21600" draw:type="rectangle" draw:enhanced-path="M 0 0 L 21600 0 21600 21600 0 21600 0 0 Z N"/>
        </draw:custom-shape>
        <draw:custom-shape draw:name="TextBox 87" draw:style-name="gr21" draw:text-style-name="P2" draw:layer="layout" svg:width="3.825cm" svg:height="1.017cm" svg:x="3.231cm" svg:y="10.902cm">
          <text:p text:style-name="P8"><text:span text:style-name="T15">Bid/No Bid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9" draw:style-name="gr22" draw:text-style-name="P2" draw:layer="layout" svg:width="0.001cm" svg:height="0.001cm" svg:x="0cm" svg:y="0cm">
            <text:p text:style-name="P8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Text Box 1" draw:style-name="gr23" draw:text-style-name="P2" draw:layer="layout" svg:width="8.244cm" svg:height="1.259cm" svg:x="10.795cm" svg:y="24.13cm">
            <text:p text:style-name="P13"><text:span text:style-name="T2"><text:page-number>&lt;number&gt;</text:page-number></text:span></text:p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custom-shape draw:name="Text Box 2" draw:style-name="gr24" draw:text-style-name="P2" draw:layer="layout" svg:width="12.698cm" svg:height="9.523cm" svg:x="3.175cm" svg:y="1.905cm">
            <text:p/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frame draw:name="Rectangle 3" presentation:style-name="pr8" draw:text-style-name="P2" draw:layer="layout" svg:width="13.959cm" svg:height="11.419cm" svg:x="2.54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Mangal2" svg:font-family="Mangal"/>
    <style:font-face style:name="Microsoft YaHei2" svg:font-family="'Microsoft YaHei'"/>
    <style:font-face style:name="Calibri3" svg:font-family="Calibri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3" fo:font-family="Calibri" style:font-family-generic="roman" fo:font-size="32pt" fo:letter-spacing="normal" fo:language="en" fo:country="US" fo:font-style="normal" fo:text-shadow="none" style:text-underline-style="none" fo:font-weight="normal" style:letter-kerning="true" style:font-name-asian="Microsoft YaHei2" style:font-family-asian="'Microsoft YaHei'" style:font-size-asian="32pt" style:language-asian="en" style:country-asian="US" style:font-style-asian="normal" style:font-weight-asian="normal" style:font-name-complex="Mangal2" style:font-family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90%" fo:text-align="start" fo:text-indent="0cm" style:punctuation-wrap="hanging"/>
      <style:text-properties fo:color="#000000" style:text-line-through-style="none" style:text-line-through-type="none" style:font-name="Calibri1" fo:font-family="Calibri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9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2" style:font-family-asian="'Microsoft YaHei'" style:font-size-asian="18pt" style:language-asian="en" style:country-asian="US" style:font-style-asian="normal" style:font-weight-asian="normal" style:font-name-complex="Mangal2" style:font-family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3" fo:font-family="Calibri" style:font-family-generic="roman" fo:font-size="32pt" fo:letter-spacing="normal" fo:language="en" fo:country="US" fo:font-style="normal" fo:text-shadow="none" style:text-underline-style="none" fo:font-weight="normal" style:letter-kerning="true" style:font-name-asian="Microsoft YaHei2" style:font-family-asian="'Microsoft YaHei'" style:font-size-asian="32pt" style:language-asian="en" style:country-asian="US" style:font-style-asian="normal" style:font-weight-asian="normal" style:font-name-complex="Mangal2" style:font-family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3" fo:font-family="Calibri" style:font-family-generic="roman" fo:font-size="32pt" fo:letter-spacing="normal" fo:language="en" fo:country="US" fo:font-style="normal" style:text-underline-style="none" fo:font-weight="normal" style:font-name-asian="Microsoft YaHei2" style:font-family-asian="'Microsoft YaHei'" style:font-size-asian="32pt" style:language-asian="en" style:country-asian="US" style:font-style-asian="normal" style:font-weight-asian="normal" style:font-name-complex="Mangal2" style:font-family-complex="Mangal" style:font-size-complex="32pt" style:language-complex="en" style:country-complex="US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3" fo:font-family="Calibri" style:font-family-generic="roman" fo:font-size="32pt" fo:letter-spacing="normal" fo:language="en" fo:country="US" fo:font-style="normal" style:text-underline-style="none" fo:font-weight="normal" style:font-name-asian="Microsoft YaHei2" style:font-family-asian="'Microsoft YaHei'" style:font-size-asian="32pt" style:language-asian="en" style:country-asian="US" style:font-style-asian="normal" style:font-weight-asian="normal" style:font-name-complex="Mangal2" style:font-family-complex="Mangal" style:font-size-complex="32pt" style:language-complex="en" style:country-complex="US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text-line-through-type="none" style:font-name="Calibri3" fo:font-family="Calibri" style:font-family-generic="roman" fo:font-size="32pt" fo:letter-spacing="normal" fo:language="en" fo:country="US" fo:font-style="normal" style:text-underline-style="none" fo:font-weight="normal" style:font-name-asian="Microsoft YaHei2" style:font-family-asian="'Microsoft YaHei'" style:font-size-asian="32pt" style:language-asian="en" style:country-asian="US" style:font-style-asian="normal" style:font-weight-asian="normal" style:font-name-complex="Mangal2" style:font-family-complex="Mangal" style:font-size-complex="32pt" style:language-complex="en" style:country-complex="US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2" style:font-family-asian="'Microsoft YaHei'" style:font-size-asian="18pt" style:language-asian="en" style:country-asian="US" style:font-style-asian="normal" style:font-weight-asian="normal" style:font-name-complex="Mangal2" style:font-family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3" fo:font-family="Calibri" style:font-family-generic="roman" fo:font-size="32pt" fo:letter-spacing="normal" fo:language="en" fo:country="US" fo:font-style="normal" fo:text-shadow="none" style:text-underline-style="none" fo:font-weight="normal" style:letter-kerning="true" style:font-name-asian="Microsoft YaHei2" style:font-family-asian="'Microsoft YaHei'" style:font-size-asian="32pt" style:language-asian="en" style:country-asian="US" style:font-style-asian="normal" style:font-weight-asian="normal" style:font-name-complex="Mangal2" style:font-family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90%" fo:text-align="start" fo:text-indent="0cm" style:punctuation-wrap="hanging"/>
      <style:text-properties fo:color="#000000" style:text-line-through-style="none" style:text-line-through-type="none" style:font-name="Calibri1" fo:font-family="Calibri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9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9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2" style:font-family-asian="'Microsoft YaHei'" style:font-size-asian="18pt" style:language-asian="en" style:country-asian="US" style:font-style-asian="normal" style:font-weight-asian="normal" style:font-name-complex="Mangal2" style:font-family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5cm" svg:height="1.012cm" svg:x="1.27cm" svg:y="17.657cm" presentation:class="date-time" presentation:user-transformed="true">
        <draw:text-box>
          <text:p text:style-name="MP3"><text:span text:style-name="MT2"><text:date style:data-style-name="D1" text:date-value="2015-11-26">11/26/15</text:date></text:span></text:p>
        </draw:text-box>
      </draw:frame>
      <draw:frame draw:name="Footer Placeholder 2" presentation:style-name="Mpr1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4" draw:text-style-name="MP4" draw:layer="backgroundobjects" svg:width="5.925cm" svg:height="1.012cm" svg:x="1.27cm" svg:y="17.657cm" presentation:class="date-time" presentation:user-transformed="true">
        <draw:text-box>
          <text:p text:style-name="MP3"><text:span text:style-name="MT2"><text:date style:data-style-name="D1" text:date-value="2015-11-26">11/26/15</text:date></text:span></text:p>
        </draw:text-box>
      </draw:frame>
      <draw:frame draw:name="Footer Placeholder 2" presentation:style-name="Mpr4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Slide Number Placeholder 3" presentation:style-name="Mpr4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7" draw:text-style-name="MP4" draw:layer="backgroundobjects" svg:width="5.925cm" svg:height="1.012cm" svg:x="1.27cm" svg:y="17.657cm" presentation:class="date-time" presentation:user-transformed="true">
        <draw:text-box>
          <text:p text:style-name="MP3"><text:span text:style-name="MT2"><text:date style:data-style-name="D1" text:date-value="2015-11-26">11/26/15</text:date></text:span></text:p>
        </draw:text-box>
      </draw:frame>
      <draw:frame draw:name="Footer Placeholder 2" presentation:style-name="Mpr7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Slide Number Placeholder 3" presentation:style-name="Mpr7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6T08:13:54.623338144</dc:date>
    <meta:generator>LibreOffice/4.2.8.2$Linux_X86_64 LibreOffice_project/420m0$Build-2</meta:generator>
    <meta:editing-duration>P0D</meta:editing-duration>
    <meta:editing-cycles>2</meta:editing-cycles>
    <meta:document-statistic meta:object-count="141"/>
  </office:meta>
</office:document-meta>
</file>